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840000018E0D17E0721A016B9B.png" manifest:media-type="image/png"/>
  <manifest:file-entry manifest:full-path="Pictures/100000000000012800000081D6E6965F16A3F0B1.png" manifest:media-type="image/png"/>
  <manifest:file-entry manifest:full-path="Pictures/10000000000001BC000001C0463A385089E81D1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1" svg:font-family="'Abyssinica SIL'" style:font-pitch="variable"/>
    <style:font-face style:name="Abyssinica SIL" svg:font-family="'Abyssinica SIL'" style:font-adornments="Regular" style:font-pitch="variable"/>
    <style:font-face style:name="Laksaman2" svg:font-family="Laksaman" style:font-adornments="Regular" style:font-pitch="variable"/>
    <style:font-face style:name="Laksaman" svg:font-family="Laksaman" style:font-family-generic="roman" style:font-pitch="variable"/>
    <style:font-face style:name="Laksaman1" svg:font-family="Laksaman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99cc66" draw:textarea-horizontal-align="justify" draw:textarea-vertical-align="middle" draw:auto-grow-height="false" fo:min-height="0.572cm" fo:min-width="2.917cm"/>
    </style:style>
    <style:style style:name="gr2" style:family="graphic" style:parent-style-name="standard">
      <style:graphic-properties svg:stroke-color="#ffffff" draw:fill-color="#99cc66" draw:textarea-horizontal-align="justify" draw:textarea-vertical-align="middle" draw:auto-grow-height="false" fo:min-height="2.9cm" fo:min-width="0.4cm"/>
    </style:style>
    <style:style style:name="gr3" style:family="graphic" style:parent-style-name="standard">
      <style:graphic-properties svg:stroke-color="#ffffff" draw:fill-color="#ffcc99" draw:textarea-horizontal-align="justify" draw:textarea-vertical-align="middle" draw:auto-grow-height="false" fo:min-height="2.304cm" fo:min-width="2.054cm"/>
    </style:style>
    <style:style style:name="gr4" style:family="graphic" style:parent-style-name="standard">
      <style:graphic-properties draw:textarea-horizontal-align="justify" draw:textarea-vertical-align="middle" draw:auto-grow-height="false" fo:min-height="4cm" fo:min-width="5.301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793cm, 6.705cm, 0cm, 6.903cm)" draw:image-opacity="100%" style:mirror="none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99cc66"/>
      <style:paragraph-properties fo:text-align="center"/>
      <style:text-properties style:font-name="Abyssinica SIL1"/>
    </style:style>
    <style:style style:name="P3" style:family="paragraph">
      <loext:graphic-properties draw:fill-color="#99cc66"/>
      <style:paragraph-properties fo:text-align="center"/>
      <style:text-properties style:text-position="33% 58%" style:font-name="Abyssinica SIL1"/>
    </style:style>
    <style:style style:name="P4" style:family="paragraph">
      <loext:graphic-properties draw:fill-color="#ffcc99"/>
      <style:paragraph-properties fo:text-align="center"/>
      <style:text-properties style:font-name="Abyssinica SIL1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-color="#ffffff"/>
    </style:style>
    <style:style style:name="T1" style:family="text">
      <style:text-properties style:font-name="Abyssinica SIL1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3.905cm" svg:height="1.642cm" svg:x="6.895cm" svg:y="4.558cm">
          <text:p text:style-name="P1"><text:span text:style-name="T1">Intégration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1.8cm" svg:height="3.6cm" svg:x="12.4cm" svg:y="9.2cm">
          <text:p text:style-name="P1"><text:span text:style-name="T1">Recherche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draw:layer="layout" svg:width="1.8cm" svg:height="3.6cm" svg:x="16.4cm" svg:y="9.2cm">
          <text:p text:style-name="P1"><text:span text:style-name="T1">Intégration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draw:layer="layout" svg:width="5.108cm" svg:height="5.108cm" svg:x="20.8cm" svg:y="2.492cm">
          <text:p text:style-name="P1"><text:span text:style-name="T1">Exploitation</text:span></text:p>
          <text:p text:style-name="P1"><text:span text:style-name="T1">des</text:span></text:p>
          <text:p text:style-name="P1"><text:span text:style-name="T1">donnée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draw:layer="layout" svg:width="1.8cm" svg:height="3.6cm" svg:x="22.2cm" svg:y="8.4cm">
          <text:p text:style-name="P1"><text:span text:style-name="T1">Traitement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5" draw:layer="layout" svg:width="5.8cm" svg:height="6.8cm" svg:x="12.2cm" svg:y="1.8cm">
          <text:p text:style-name="P1"><text:span text:style-name="T2">BDD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" draw:text-style-name="P1" draw:layer="layout" svg:width="6.2cm" svg:height="6.256cm" svg:x="12.2cm" svg:y="13.8cm">
          <draw:image xlink:href="Pictures/10000000000001BC000001C0463A385089E81D16.png" xlink:type="simple" xlink:show="embed" xlink:actuate="onLoad">
            <text:p/>
          </draw:image>
        </draw:frame>
        <draw:frame draw:style-name="gr5" draw:text-style-name="P1" draw:layer="layout" svg:width="6.019cm" svg:height="2.623cm" svg:x="0.6cm" svg:y="3.977cm">
          <draw:image xlink:href="Pictures/100000000000012800000081D6E6965F16A3F0B1.png" xlink:type="simple" xlink:show="embed" xlink:actuate="onLoad">
            <text:p/>
          </draw:image>
        </draw:frame>
        <draw:frame draw:style-name="gr6" draw:text-style-name="P1" draw:layer="layout" svg:width="6.427cm" svg:height="6.134cm" svg:x="20.173cm" svg:y="12.866cm">
          <draw:image xlink:href="Pictures/10000201000003840000018E0D17E0721A016B9B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1" svg:font-family="'Abyssinica SIL'" style:font-pitch="variable"/>
    <style:font-face style:name="Abyssinica SIL" svg:font-family="'Abyssinica SIL'" style:font-adornments="Regular" style:font-pitch="variable"/>
    <style:font-face style:name="Laksaman2" svg:font-family="Laksaman" style:font-adornments="Regular" style:font-pitch="variable"/>
    <style:font-face style:name="Laksaman" svg:font-family="Laksaman" style:font-family-generic="roman" style:font-pitch="variable"/>
    <style:font-face style:name="Laksaman1" svg:font-family="Laksaman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aksaman2" fo:font-family="Laksaman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orentin Zheng</meta:initial-creator>
    <meta:creation-date>2018-07-09T14:25:38.611086357</meta:creation-date>
    <dc:date>2018-09-24T12:33:00.062951861</dc:date>
    <dc:creator>Corentin Zheng</dc:creator>
    <meta:editing-duration>PT7M58S</meta:editing-duration>
    <meta:editing-cycles>3</meta:editing-cycles>
    <meta:generator>LibreOffice/5.1.6.2$Linux_X86_64 LibreOffice_project/10m0$Build-2</meta:generator>
    <meta:document-statistic meta:object-count="32"/>
  </office:meta>
</office:document-meta>
</file>